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/>
    <style:font-face style:name="JetBrainsMono NFP" svg:font-family="'JetBrainsMono NFP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2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3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2" draw:text-style-name="P3" draw:layer="layout" svg:width="8.131cm" svg:height="0.513cm" svg:x="2.54cm" svg:y="3.049cm">
          <draw:text-box>
            <text:p text:style-name="P2"><text:span text:style-name="T1">Grupo 1(Ducart, Mamani, Fernandez) </text:span></text:p>
          </draw:text-box>
        </draw:frame>
        <draw:frame draw:style-name="gr3" draw:text-style-name="P4" draw:layer="layout" svg:width="15.72cm" svg:height="0.433cm" svg:x="2.54cm" svg:y="4.076cm">
          <draw:text-box>
            <text:p text:style-name="P2"><text:span text:style-name="T2">La presentación del grupo 1 tuvo varios aspectos positivos. Se notó un trabajo prolijo en el </text:span></text:p>
          </draw:text-box>
        </draw:frame>
        <draw:frame draw:style-name="gr3" draw:text-style-name="P4" draw:layer="layout" svg:width="15.784cm" svg:height="0.433cm" svg:x="2.54cm" svg:y="4.59cm">
          <draw:text-box>
            <text:p text:style-name="P2"><text:span text:style-name="T2">desarrollo de los circuitos y las fotos explicativas fueron un buen aporte para acompañar la </text:span></text:p>
          </draw:text-box>
        </draw:frame>
        <draw:frame draw:style-name="gr3" draw:text-style-name="P4" draw:layer="layout" svg:width="16.022cm" svg:height="0.433cm" svg:x="2.54cm" svg:y="5.103cm">
          <draw:text-box>
            <text:p text:style-name="P2"><text:span text:style-name="T2">exposición, lo cual ayudó a seguir el razonamiento. En general, la explicación resultó clara y </text:span></text:p>
          </draw:text-box>
        </draw:frame>
        <draw:frame draw:style-name="gr3" draw:text-style-name="P4" draw:layer="layout" svg:width="15.461cm" svg:height="0.433cm" svg:x="2.54cm" svg:y="5.616cm">
          <draw:text-box>
            <text:p text:style-name="P2"><text:span text:style-name="T2">organizada, aunque en algunos momentos se evidenciaron dudas al responder, lo que le </text:span></text:p>
          </draw:text-box>
        </draw:frame>
        <draw:frame draw:style-name="gr3" draw:text-style-name="P4" draw:layer="layout" svg:width="16.261cm" svg:height="0.433cm" svg:x="2.54cm" svg:y="6.129cm">
          <draw:text-box>
            <text:p text:style-name="P2"><text:span text:style-name="T2">quitó <text:s/>un <text:s/>poco <text:s/>de <text:s/>fluidez <text:s/>a <text:s/>la <text:s/>exposición. <text:s/>En <text:s/>cuanto <text:s/>al <text:s/>rigor <text:s/>técnico, los cálculos fueron </text:span></text:p>
          </draw:text-box>
        </draw:frame>
        <draw:frame draw:style-name="gr3" draw:text-style-name="P4" draw:layer="layout" svg:width="15.547cm" svg:height="0.433cm" svg:x="2.54cm" svg:y="6.642cm">
          <draw:text-box>
            <text:p text:style-name="P2"><text:span text:style-name="T2">correctos en su mayoría, pero hubo una confusión con el valor del 40%, lo que generó un </text:span></text:p>
          </draw:text-box>
        </draw:frame>
        <draw:frame draw:style-name="gr3" draw:text-style-name="P4" draw:layer="layout" svg:width="15.785cm" svg:height="0.433cm" svg:x="2.54cm" svg:y="7.155cm">
          <draw:text-box>
            <text:p text:style-name="P2"><text:span text:style-name="T2">desvío del 25%. Más allá de ese detalle, las conclusiones se entendieron y estuvieron bien </text:span></text:p>
          </draw:text-box>
        </draw:frame>
        <draw:frame draw:style-name="gr3" draw:text-style-name="P4" draw:layer="layout" svg:width="15.677cm" svg:height="0.433cm" svg:x="2.54cm" svg:y="7.669cm">
          <draw:text-box>
            <text:p text:style-name="P2"><text:span text:style-name="T2">fundamentadas. Los objetivos de la consigna fueron cumplidos, ya que se presentaron los </text:span></text:p>
          </draw:text-box>
        </draw:frame>
        <draw:frame draw:style-name="gr3" draw:text-style-name="P4" draw:layer="layout" svg:width="15.525cm" svg:height="0.433cm" svg:x="2.54cm" svg:y="8.182cm">
          <draw:text-box>
            <text:p text:style-name="P2"><text:span text:style-name="T2">resultados solicitados y se cubrieron los puntos planteados. En la instancia de preguntas, </text:span></text:p>
          </draw:text-box>
        </draw:frame>
        <draw:frame draw:style-name="gr3" draw:text-style-name="P4" draw:layer="layout" svg:width="15.829cm" svg:height="0.433cm" svg:x="2.54cm" svg:y="8.695cm">
          <draw:text-box>
            <text:p text:style-name="P2"><text:span text:style-name="T2">respondieron de manera aceptable, aunque podrían haber dado respuestas más seguras y </text:span></text:p>
          </draw:text-box>
        </draw:frame>
        <draw:frame draw:style-name="gr3" draw:text-style-name="P4" draw:layer="layout" svg:width="16.043cm" svg:height="0.433cm" svg:x="2.54cm" svg:y="9.208cm">
          <draw:text-box>
            <text:p text:style-name="P2"><text:span text:style-name="T2">completas. Como sugerencia, sería importante revisar con mayor cuidado los cálculos antes </text:span></text:p>
          </draw:text-box>
        </draw:frame>
        <draw:frame draw:style-name="gr3" draw:text-style-name="P4" draw:layer="layout" svg:width="15.807cm" svg:height="0.433cm" svg:x="2.54cm" svg:y="9.721cm">
          <draw:text-box>
            <text:p text:style-name="P2"><text:span text:style-name="T2">de la exposición para evitar confusiones y trabajar en la seguridad a la hora de explicar, de </text:span></text:p>
          </draw:text-box>
        </draw:frame>
        <draw:frame draw:style-name="gr3" draw:text-style-name="P4" draw:layer="layout" svg:width="9.572cm" svg:height="0.433cm" svg:x="2.54cm" svg:y="10.234cm">
          <draw:text-box>
            <text:p text:style-name="P2"><text:span text:style-name="T2">manera que la presentación gane claridad y confianza. </text:span></text:p>
          </draw:text-box>
        </draw:frame>
        <draw:frame draw:style-name="gr3" draw:text-style-name="P4" draw:layer="layout" svg:width="0.387cm" svg:height="0.433cm" svg:x="2.54cm" svg:y="11.17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205cm" svg:height="0.433cm" svg:x="2.725cm" svg:y="12.742cm">
          <draw:text-box>
            <text:p text:style-name="P2"><text:span text:style-name="T3">Criterio(Rúbrica) </text:span></text:p>
          </draw:text-box>
        </draw:frame>
        <draw:frame draw:style-name="gr3" draw:text-style-name="P4" draw:layer="layout" svg:width="2.296cm" svg:height="0.433cm" svg:x="7.038cm" svg:y="12.742cm">
          <draw:text-box>
            <text:p text:style-name="P2"><text:span text:style-name="T3">Calificación </text:span></text:p>
          </draw:text-box>
        </draw:frame>
        <draw:frame draw:style-name="gr3" draw:text-style-name="P4" draw:layer="layout" svg:width="3.401cm" svg:height="0.433cm" svg:x="2.725cm" svg:y="14.499cm">
          <draw:text-box>
            <text:p text:style-name="P2"><text:span text:style-name="T2">Claridad expositiva </text:span></text:p>
          </draw:text-box>
        </draw:frame>
        <draw:frame draw:style-name="gr3" draw:text-style-name="P4" draw:layer="layout" svg:width="0.652cm" svg:height="0.433cm" svg:x="7.038cm" svg:y="14.499cm">
          <draw:text-box>
            <text:p text:style-name="P2"><text:span text:style-name="T2">3/5 </text:span></text:p>
          </draw:text-box>
        </draw:frame>
        <draw:frame draw:style-name="gr3" draw:text-style-name="P4" draw:layer="layout" svg:width="2.383cm" svg:height="0.433cm" svg:x="2.725cm" svg:y="16.256cm">
          <draw:text-box>
            <text:p text:style-name="P2"><text:span text:style-name="T2">Rigor técnico </text:span></text:p>
          </draw:text-box>
        </draw:frame>
        <draw:frame draw:style-name="gr3" draw:text-style-name="P4" draw:layer="layout" svg:width="0.652cm" svg:height="0.433cm" svg:x="7.038cm" svg:y="16.256cm">
          <draw:text-box>
            <text:p text:style-name="P2"><text:span text:style-name="T2">5/5 </text:span></text:p>
          </draw:text-box>
        </draw:frame>
        <draw:frame draw:style-name="gr3" draw:text-style-name="P4" draw:layer="layout" svg:width="3.595cm" svg:height="0.433cm" svg:x="2.725cm" svg:y="18.012cm">
          <draw:text-box>
            <text:p text:style-name="P2"><text:span text:style-name="T2">Objetivos cumplidos </text:span></text:p>
          </draw:text-box>
        </draw:frame>
        <draw:frame draw:style-name="gr3" draw:text-style-name="P4" draw:layer="layout" svg:width="0.652cm" svg:height="0.433cm" svg:x="7.038cm" svg:y="18.012cm">
          <draw:text-box>
            <text:p text:style-name="P2"><text:span text:style-name="T2">5/5 </text:span></text:p>
          </draw:text-box>
        </draw:frame>
        <draw:frame draw:style-name="gr3" draw:text-style-name="P4" draw:layer="layout" svg:width="2.492cm" svg:height="0.433cm" svg:x="2.725cm" svg:y="19.769cm">
          <draw:text-box>
            <text:p text:style-name="P2"><text:span text:style-name="T2">Respuestas a </text:span></text:p>
          </draw:text-box>
        </draw:frame>
        <draw:frame draw:style-name="gr3" draw:text-style-name="P4" draw:layer="layout" svg:width="1.842cm" svg:height="0.433cm" svg:x="2.725cm" svg:y="20.282cm">
          <draw:text-box>
            <text:p text:style-name="P2"><text:span text:style-name="T2">preguntas </text:span></text:p>
          </draw:text-box>
        </draw:frame>
        <draw:frame draw:style-name="gr3" draw:text-style-name="P4" draw:layer="layout" svg:width="0.652cm" svg:height="0.433cm" svg:x="7.038cm" svg:y="19.769cm">
          <draw:text-box>
            <text:p text:style-name="P2"><text:span text:style-name="T2">5/5 </text:span></text:p>
          </draw:text-box>
        </draw:frame>
        <draw:frame draw:style-name="gr3" draw:text-style-name="P4" draw:layer="layout" svg:width="1.041cm" svg:height="0.433cm" svg:x="2.725cm" svg:y="22.039cm">
          <draw:text-box>
            <text:p text:style-name="P2"><text:span text:style-name="T3">Total </text:span></text:p>
          </draw:text-box>
        </draw:frame>
        <draw:frame draw:style-name="gr3" draw:text-style-name="P4" draw:layer="layout" svg:width="1.734cm" svg:height="0.433cm" svg:x="7.038cm" svg:y="22.039cm">
          <draw:text-box>
            <text:p text:style-name="P2"><text:span text:style-name="T3">18/20 // 9 </text:span></text:p>
          </draw:text-box>
        </draw:frame>
        <draw:frame draw:style-name="gr3" draw:text-style-name="P4" draw:layer="layout" svg:width="0.387cm" svg:height="0.433cm" svg:x="2.54cm" svg:y="23.6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4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5.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5.573cm">
          <draw:text-box>
            <text:p text:style-name="P2"><text:span text:style-name="T2"><text:s/></text:span></text:p>
          </draw:text-box>
        </draw:frame>
        <draw:line draw:style-name="gr4" draw:text-style-name="P5" draw:layer="layout" svg:x1="2.557cm" svg:y1="12.065cm" svg:x2="2.557cm" svg:y2="23.177cm">
          <text:p/>
        </draw:line>
        <draw:line draw:style-name="gr4" draw:text-style-name="P5" draw:layer="layout" svg:x1="6.861cm" svg:y1="12.065cm" svg:x2="6.861cm" svg:y2="23.177cm">
          <text:p/>
        </draw:line>
        <draw:line draw:style-name="gr4" draw:text-style-name="P5" draw:layer="layout" svg:x1="18.644cm" svg:y1="12.065cm" svg:x2="18.644cm" svg:y2="23.177cm">
          <text:p/>
        </draw:line>
        <draw:line draw:style-name="gr4" draw:text-style-name="P5" draw:layer="layout" svg:x1="2.54cm" svg:y1="12.082cm" svg:x2="18.627cm" svg:y2="12.082cm">
          <text:p/>
        </draw:line>
        <draw:line draw:style-name="gr4" draw:text-style-name="P5" draw:layer="layout" svg:x1="2.54cm" svg:y1="13.846cm" svg:x2="18.627cm" svg:y2="13.846cm">
          <text:p/>
        </draw:line>
        <draw:line draw:style-name="gr4" draw:text-style-name="P5" draw:layer="layout" svg:x1="2.54cm" svg:y1="15.61cm" svg:x2="18.627cm" svg:y2="15.61cm">
          <text:p/>
        </draw:line>
        <draw:line draw:style-name="gr4" draw:text-style-name="P5" draw:layer="layout" svg:x1="2.54cm" svg:y1="17.374cm" svg:x2="18.627cm" svg:y2="17.374cm">
          <text:p/>
        </draw:line>
        <draw:line draw:style-name="gr4" draw:text-style-name="P5" draw:layer="layout" svg:x1="2.54cm" svg:y1="19.138cm" svg:x2="18.627cm" svg:y2="19.138cm">
          <text:p/>
        </draw:line>
        <draw:line draw:style-name="gr4" draw:text-style-name="P5" draw:layer="layout" svg:x1="2.54cm" svg:y1="21.395cm" svg:x2="18.627cm" svg:y2="21.395cm">
          <text:p/>
        </draw:line>
        <draw:line draw:style-name="gr4" draw:text-style-name="P5" draw:layer="layout" svg:x1="2.54cm" svg:y1="23.159cm" svg:x2="18.627cm" svg:y2="23.159cm">
          <text:p/>
        </draw:line>
        <draw:frame draw:style-name="gr3" draw:text-style-name="P4" draw:layer="layout" svg:width="0.387cm" svg:height="0.433cm" svg:x="2.54cm" svg:y="26.087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03cm" svg:x="0cm" svg:y="0cm" svg:viewBox="0 0 21008 29704" draw:points="0,0 21008,0 21008,29704 0,29704">
          <text:p/>
        </draw:polygon>
        <draw:frame draw:style-name="gr2" draw:text-style-name="P3" draw:layer="layout" svg:width="7.649cm" svg:height="0.513cm" svg:x="2.54cm" svg:y="2.555cm">
          <draw:text-box>
            <text:p text:style-name="P2"><text:span text:style-name="T1">Grupo 2 (Perea, Filsinger Gonzalo) </text:span></text:p>
          </draw:text-box>
        </draw:frame>
        <draw:frame draw:style-name="gr3" draw:text-style-name="P4" draw:layer="layout" svg:width="16.002cm" svg:height="0.433cm" svg:x="2.54cm" svg:y="3.583cm">
          <draw:text-box>
            <text:p text:style-name="P2"><text:span text:style-name="T2">La exposición del grupo 2 presentó algunas dificultades, pero se vieron compensadas por el </text:span></text:p>
          </draw:text-box>
        </draw:frame>
        <draw:frame draw:style-name="gr3" draw:text-style-name="P4" draw:layer="layout" svg:width="16.174cm" svg:height="0.433cm" svg:x="2.54cm" svg:y="4.096cm">
          <draw:text-box>
            <text:p text:style-name="P2"><text:span text:style-name="T2">entendimiento <text:s/>de <text:s/>los <text:s/>expositores <text:s/>de <text:s/>los <text:s/>temas. <text:s/>Si <text:s/>bien <text:s/>los valores obtenidos estuvieron </text:span></text:p>
          </draw:text-box>
        </draw:frame>
        <draw:frame draw:style-name="gr3" draw:text-style-name="P4" draw:layer="layout" svg:width="16.196cm" svg:height="0.433cm" svg:x="2.54cm" svg:y="4.609cm">
          <draw:text-box>
            <text:p text:style-name="P2"><text:span text:style-name="T2">dentro <text:s/>del <text:s/>10% <text:s/>de <text:s/>tolerancia, <text:s/>lo <text:s/>cual <text:s/>refleja <text:s/>un <text:s/>buen <text:s/>manejo <text:s/>técnico en los cálculos, la </text:span></text:p>
          </draw:text-box>
        </draw:frame>
        <draw:frame draw:style-name="gr3" draw:text-style-name="P4" draw:layer="layout" svg:width="16.368cm" svg:height="0.433cm" svg:x="2.54cm" svg:y="5.122cm">
          <draw:text-box>
            <text:p text:style-name="P2"><text:span text:style-name="T2">presentación <text:s/>tuvo <text:s/>algunos <text:s/>aspectos <text:s/>a <text:s/>mejorar. <text:s/>En <text:s/>primer <text:s/>lugar, <text:s/>la <text:s/>ausencia <text:s/>de <text:s/>fotos <text:s/>o </text:span></text:p>
          </draw:text-box>
        </draw:frame>
        <draw:frame draw:style-name="gr3" draw:text-style-name="P4" draw:layer="layout" svg:width="15.892cm" svg:height="0.433cm" svg:x="2.54cm" svg:y="5.635cm">
          <draw:text-box>
            <text:p text:style-name="P2"><text:span text:style-name="T2">material <text:s/>visual <text:s/>hizo <text:s/>que <text:s/>la <text:s/>explicación <text:s/>resultara <text:s/>menos <text:s/>clara, <text:s/>ya <text:s/>que <text:s/>los <text:s/>oyentes <text:s/>no </text:span></text:p>
          </draw:text-box>
        </draw:frame>
        <draw:frame draw:style-name="gr3" draw:text-style-name="P4" draw:layer="layout" svg:width="15.742cm" svg:height="0.433cm" svg:x="2.54cm" svg:y="6.148cm">
          <draw:text-box>
            <text:p text:style-name="P2"><text:span text:style-name="T2">contaban <text:s/>con <text:s/>un <text:s/>apoyo <text:s/>gráfico <text:s/>para seguir el trabajo. Además, se notaron errores en la </text:span></text:p>
          </draw:text-box>
        </draw:frame>
        <draw:frame draw:style-name="gr3" draw:text-style-name="P4" draw:layer="layout" svg:width="15.783cm" svg:height="0.433cm" svg:x="2.54cm" svg:y="6.662cm">
          <draw:text-box>
            <text:p text:style-name="P2"><text:span text:style-name="T2">simulación <text:s/>de <text:s/>LTSpice <text:s/>(se <text:s/>confundieron <text:s/>de <text:s/>captura) <text:s/>y <text:s/>en <text:s/>la <text:s/>forma <text:s/>de <text:s/>presentar <text:s/>los </text:span></text:p>
          </draw:text-box>
        </draw:frame>
        <draw:frame draw:style-name="gr3" draw:text-style-name="P4" draw:layer="layout" svg:width="15.418cm" svg:height="0.433cm" svg:x="2.54cm" svg:y="7.175cm">
          <draw:text-box>
            <text:p text:style-name="P2"><text:span text:style-name="T2">resultados, lo que generó confusiones. Otro punto a destacar fue que faltó un integrante. </text:span></text:p>
          </draw:text-box>
        </draw:frame>
        <draw:frame draw:style-name="gr3" draw:text-style-name="P4" draw:layer="layout" svg:width="15.98cm" svg:height="0.433cm" svg:x="2.54cm" svg:y="7.688cm">
          <draw:text-box>
            <text:p text:style-name="P2"><text:span text:style-name="T2">También se observó que en algunos momentos los expositores tapaban el proyector, lo que </text:span></text:p>
          </draw:text-box>
        </draw:frame>
        <draw:frame draw:style-name="gr3" draw:text-style-name="P4" draw:layer="layout" svg:width="16.087cm" svg:height="0.433cm" svg:x="2.54cm" svg:y="8.201cm">
          <draw:text-box>
            <text:p text:style-name="P2"><text:span text:style-name="T2">dificultaba <text:s/>la <text:s/>visualización <text:s/>para <text:s/>el <text:s/>resto <text:s/>de <text:s/>la <text:s/>clase. <text:s/>Respecto <text:s/>a <text:s/>las <text:s/>respuestas <text:s/>a <text:s/>las </text:span></text:p>
          </draw:text-box>
        </draw:frame>
        <draw:frame draw:style-name="gr3" draw:text-style-name="P4" draw:layer="layout" svg:width="16.347cm" svg:height="0.433cm" svg:x="2.54cm" svg:y="8.714cm">
          <draw:text-box>
            <text:p text:style-name="P2"><text:span text:style-name="T2">preguntas, <text:s/>lograron <text:s/>contestar, <text:s/>pero <text:s/>no <text:s/>siempre <text:s/>con <text:s/>la <text:s/>precisión <text:s/>y <text:s/>seguridad necesarias. </text:span></text:p>
          </draw:text-box>
        </draw:frame>
        <draw:frame draw:style-name="gr3" draw:text-style-name="P4" draw:layer="layout" svg:width="15.913cm" svg:height="0.433cm" svg:x="2.54cm" svg:y="9.227cm">
          <draw:text-box>
            <text:p text:style-name="P2"><text:span text:style-name="T2">Como <text:s/>sugerencia, <text:s/>sería <text:s/>recomendable <text:s/>organizar <text:s/>mejor <text:s/>el <text:s/>material <text:s/>visual <text:s/>para <text:s/>futuras </text:span></text:p>
          </draw:text-box>
        </draw:frame>
        <draw:frame draw:style-name="gr3" draw:text-style-name="P4" draw:layer="layout" svg:width="15.828cm" svg:height="0.433cm" svg:x="2.54cm" svg:y="9.741cm">
          <draw:text-box>
            <text:p text:style-name="P2"><text:span text:style-name="T2">presentaciones, <text:s/>cuidar <text:s/>la <text:s/>participación <text:s/>equitativa del grupo y practicar la exposición para </text:span></text:p>
          </draw:text-box>
        </draw:frame>
        <draw:frame draw:style-name="gr3" draw:text-style-name="P4" draw:layer="layout" svg:width="9.786cm" svg:height="0.433cm" svg:x="2.54cm" svg:y="10.254cm">
          <draw:text-box>
            <text:p text:style-name="P2"><text:span text:style-name="T2">transmitir los conceptos con mayor claridad y confianza. </text:span></text:p>
          </draw:text-box>
        </draw:frame>
        <draw:frame draw:style-name="gr3" draw:text-style-name="P4" draw:layer="layout" svg:width="0.387cm" svg:height="0.433cm" svg:x="2.54cm" svg:y="11.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205cm" svg:height="0.433cm" svg:x="2.725cm" svg:y="12.762cm">
          <draw:text-box>
            <text:p text:style-name="P2"><text:span text:style-name="T3">Criterio(Rúbrica) </text:span></text:p>
          </draw:text-box>
        </draw:frame>
        <draw:frame draw:style-name="gr3" draw:text-style-name="P4" draw:layer="layout" svg:width="2.296cm" svg:height="0.433cm" svg:x="7.038cm" svg:y="12.762cm">
          <draw:text-box>
            <text:p text:style-name="P2"><text:span text:style-name="T3">Calificación </text:span></text:p>
          </draw:text-box>
        </draw:frame>
        <draw:frame draw:style-name="gr3" draw:text-style-name="P4" draw:layer="layout" svg:width="3.401cm" svg:height="0.433cm" svg:x="2.725cm" svg:y="14.518cm">
          <draw:text-box>
            <text:p text:style-name="P2"><text:span text:style-name="T2">C</text:span><text:span text:style-name="T2">l</text:span><text:span text:style-name="T2">a</text:span><text:span text:style-name="T2">r</text:span><text:span text:style-name="T2">i</text:span><text:span text:style-name="T2">d</text:span><text:span text:style-name="T2">a</text:span><text:span text:style-name="T2">d</text:span><text:span text:style-name="T2"> </text:span><text:span text:style-name="T2">e</text:span><text:span text:style-name="T2">x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a</text:span><text:span text:style-name="T2"> </text:span></text:p>
          </draw:text-box>
        </draw:frame>
        <draw:frame draw:style-name="gr3" draw:text-style-name="P4" draw:layer="layout" svg:width="0.652cm" svg:height="0.433cm" svg:x="7.038cm" svg:y="14.518cm">
          <draw:text-box>
            <text:p text:style-name="P2"><text:span text:style-name="T2">3/5 </text:span></text:p>
          </draw:text-box>
        </draw:frame>
        <draw:frame draw:style-name="gr3" draw:text-style-name="P4" draw:layer="layout" svg:width="2.383cm" svg:height="0.433cm" svg:x="2.725cm" svg:y="16.275cm">
          <draw:text-box>
            <text:p text:style-name="P2"><text:span text:style-name="T2">R</text:span><text:span text:style-name="T2">i</text:span><text:span text:style-name="T2">g</text:span><text:span text:style-name="T2">o</text:span><text:span text:style-name="T2">r</text:span><text:span text:style-name="T2"> </text:span><text:span text:style-name="T2">t</text:span><text:span text:style-name="T2">é</text:span><text:span text:style-name="T2">c</text:span><text:span text:style-name="T2">n</text:span><text:span text:style-name="T2">i</text:span><text:span text:style-name="T2">c</text:span><text:span text:style-name="T2">o</text:span><text:span text:style-name="T2"> </text:span></text:p>
          </draw:text-box>
        </draw:frame>
        <draw:frame draw:style-name="gr3" draw:text-style-name="P4" draw:layer="layout" svg:width="0.652cm" svg:height="0.433cm" svg:x="7.038cm" svg:y="16.275cm">
          <draw:text-box>
            <text:p text:style-name="P2"><text:span text:style-name="T2">4</text:span><text:span text:style-name="T2">/</text:span><text:span text:style-name="T2">5</text:span><text:span text:style-name="T2"> </text:span></text:p>
          </draw:text-box>
        </draw:frame>
        <draw:frame draw:style-name="gr3" draw:text-style-name="P4" draw:layer="layout" svg:width="3.595cm" svg:height="0.433cm" svg:x="2.725cm" svg:y="18.032cm">
          <draw:text-box>
            <text:p text:style-name="P2"><text:span text:style-name="T2">O</text:span><text:span text:style-name="T2">b</text:span><text:span text:style-name="T2">j</text:span><text:span text:style-name="T2">e</text:span><text:span text:style-name="T2">t</text:span><text:span text:style-name="T2">i</text:span><text:span text:style-name="T2">v</text:span><text:span text:style-name="T2">o</text:span><text:span text:style-name="T2">s</text:span><text:span text:style-name="T2"> </text:span><text:span text:style-name="T2">c</text:span><text:span text:style-name="T2">u</text:span><text:span text:style-name="T2">m</text:span><text:span text:style-name="T2">p</text:span><text:span text:style-name="T2">l</text:span><text:span text:style-name="T2">i</text:span><text:span text:style-name="T2">d</text:span><text:span text:style-name="T2">o</text:span><text:span text:style-name="T2">s</text:span><text:span text:style-name="T2"> </text:span></text:p>
          </draw:text-box>
        </draw:frame>
        <draw:frame draw:style-name="gr3" draw:text-style-name="P4" draw:layer="layout" svg:width="0.652cm" svg:height="0.433cm" svg:x="7.038cm" svg:y="18.032cm">
          <draw:text-box>
            <text:p text:style-name="P2"><text:span text:style-name="T2">5</text:span><text:span text:style-name="T2">/</text:span><text:span text:style-name="T2">5</text:span><text:span text:style-name="T2"> </text:span></text:p>
          </draw:text-box>
        </draw:frame>
        <draw:frame draw:style-name="gr3" draw:text-style-name="P4" draw:layer="layout" svg:width="2.492cm" svg:height="0.433cm" svg:x="2.725cm" svg:y="19.788cm">
          <draw:text-box>
            <text:p text:style-name="P2"><text:span text:style-name="T2">R</text:span><text:span text:style-name="T2">e</text:span><text:span text:style-name="T2">s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s</text:span><text:span text:style-name="T2"> </text:span><text:span text:style-name="T2">a</text:span><text:span text:style-name="T2"> </text:span></text:p>
          </draw:text-box>
        </draw:frame>
        <draw:frame draw:style-name="gr3" draw:text-style-name="P4" draw:layer="layout" svg:width="1.842cm" svg:height="0.433cm" svg:x="2.725cm" svg:y="20.302cm">
          <draw:text-box>
            <text:p text:style-name="P2"><text:span text:style-name="T2">preguntas </text:span></text:p>
          </draw:text-box>
        </draw:frame>
        <draw:frame draw:style-name="gr3" draw:text-style-name="P4" draw:layer="layout" svg:width="0.652cm" svg:height="0.433cm" svg:x="7.038cm" svg:y="19.788cm">
          <draw:text-box>
            <text:p text:style-name="P2"><text:span text:style-name="T2">4/5 </text:span></text:p>
          </draw:text-box>
        </draw:frame>
        <draw:frame draw:style-name="gr3" draw:text-style-name="P4" draw:layer="layout" svg:width="1.041cm" svg:height="0.433cm" svg:x="2.725cm" svg:y="22.058cm">
          <draw:text-box>
            <text:p text:style-name="P2"><text:span text:style-name="T3">T</text:span><text:span text:style-name="T3">o</text:span><text:span text:style-name="T3">t</text:span><text:span text:style-name="T3">a</text:span><text:span text:style-name="T3">l </text:span></text:p>
          </draw:text-box>
        </draw:frame>
        <draw:frame draw:style-name="gr3" draw:text-style-name="P4" draw:layer="layout" svg:width="1.734cm" svg:height="0.433cm" svg:x="7.038cm" svg:y="22.058cm">
          <draw:text-box>
            <text:p text:style-name="P2"><text:span text:style-name="T3">16/20 // 8 </text:span></text:p>
          </draw:text-box>
        </draw:frame>
        <draw:frame draw:style-name="gr3" draw:text-style-name="P4" draw:layer="layout" svg:width="0.387cm" svg:height="0.433cm" svg:x="2.54cm" svg:y="23.63cm">
          <draw:text-box>
            <text:p text:style-name="P2"><text:span text:style-name="T2"><text:s/></text:span></text:p>
          </draw:text-box>
        </draw:frame>
        <draw:line draw:style-name="gr4" draw:text-style-name="P5" draw:layer="layout" svg:x1="2.557cm" svg:y1="12.1cm" svg:x2="2.557cm" svg:y2="23.177cm">
          <text:p/>
        </draw:line>
        <draw:line draw:style-name="gr4" draw:text-style-name="P5" draw:layer="layout" svg:x1="6.861cm" svg:y1="12.1cm" svg:x2="6.861cm" svg:y2="23.177cm">
          <text:p/>
        </draw:line>
        <draw:line draw:style-name="gr4" draw:text-style-name="P5" draw:layer="layout" svg:x1="18.22cm" svg:y1="12.1cm" svg:x2="18.22cm" svg:y2="23.177cm">
          <text:p/>
        </draw:line>
        <draw:line draw:style-name="gr4" draw:text-style-name="P5" draw:layer="layout" svg:x1="2.54cm" svg:y1="12.117cm" svg:x2="18.204cm" svg:y2="12.117cm">
          <text:p/>
        </draw:line>
        <draw:line draw:style-name="gr4" draw:text-style-name="P5" draw:layer="layout" svg:x1="2.54cm" svg:y1="13.881cm" svg:x2="18.204cm" svg:y2="13.881cm">
          <text:p/>
        </draw:line>
        <draw:line draw:style-name="gr4" draw:text-style-name="P5" draw:layer="layout" svg:x1="2.54cm" svg:y1="15.61cm" svg:x2="18.204cm" svg:y2="15.61cm">
          <text:p/>
        </draw:line>
        <draw:line draw:style-name="gr4" draw:text-style-name="P5" draw:layer="layout" svg:x1="2.54cm" svg:y1="17.374cm" svg:x2="18.204cm" svg:y2="17.374cm">
          <text:p/>
        </draw:line>
        <draw:line draw:style-name="gr4" draw:text-style-name="P5" draw:layer="layout" svg:x1="2.54cm" svg:y1="19.138cm" svg:x2="18.204cm" svg:y2="19.138cm">
          <text:p/>
        </draw:line>
        <draw:line draw:style-name="gr4" draw:text-style-name="P5" draw:layer="layout" svg:x1="2.54cm" svg:y1="21.395cm" svg:x2="18.204cm" svg:y2="21.395cm">
          <text:p/>
        </draw:line>
        <draw:line draw:style-name="gr4" draw:text-style-name="P5" draw:layer="layout" svg:x1="2.54cm" svg:y1="23.159cm" svg:x2="18.204cm" svg:y2="23.159cm">
          <text:p/>
        </draw:line>
        <draw:frame draw:style-name="gr3" draw:text-style-name="P4" draw:layer="layout" svg:width="0.387cm" svg:height="0.433cm" svg:x="2.54cm" svg:y="24.566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/>
    <style:font-face style:name="JetBrainsMono NFP" svg:font-family="'JetBrainsMono NFP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Adwaita Sans" style:font-size-asian="24pt" style:language-asian="zh" style:country-asian="CN" style:font-name-complex="JetBrainsMono NFP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2T11:39:18.277327829</dc:date>
    <meta:editing-duration>PT43S</meta:editing-duration>
    <meta:editing-cycles>1</meta:editing-cycles>
    <meta:document-statistic meta:object-count="86"/>
    <meta:generator>LibreOffice/25.2.6.2$Linux_X86_64 LibreOffice_project/520$Build-2</meta:generator>
  </office:meta>
</office:document-meta>
</file>